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e6a39" draw:marker-start-width="0.279cm" draw:marker-end-width="0.279cm" draw:fill-color="#ffffd7" draw:textarea-horizontal-align="justify" draw:textarea-vertical-align="top" draw:auto-grow-height="false" fo:min-height="3.698cm" fo:min-width="2.469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1e6a3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1e6a3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Dashed_20__28_var_29_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standard">
      <style:graphic-properties svg:stroke-width="0.053cm" svg:stroke-color="#1e6a39" draw:marker-start-width="0.279cm" draw:marker-end-width="0.279cm" draw:fill-color="#ffffd7" draw:textarea-horizontal-align="justify" draw:textarea-vertical-align="top" draw:auto-grow-height="false" fo:min-height="3.698cm" fo:min-width="2.4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P2" style:family="paragraph">
      <loext:graphic-properties draw:fill-color="#ffffd7"/>
      <style:paragraph-properties fo:text-align="center" style:writing-mode="lr-tb"/>
      <style:text-properties style:font-name="Noto Sans1"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font-name="Noto Sans1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3.021cm" svg:height="4cm" svg:x="8cm" svg:y="2cm">
          <text:p text:style-name="P1"><text:span text:style-name="T1">Shap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11.022cm" svg:y1="3.42cm" svg:x2="12cm" svg:y2="3.42cm">
            <text:p/>
          </draw:line>
          <draw:line draw:style-name="gr2" draw:text-style-name="P3" draw:layer="layout" svg:x1="12cm" svg:y1="3.42cm" svg:x2="12cm" svg:y2="4.579cm">
            <text:p/>
          </draw:line>
          <draw:line draw:style-name="gr3" draw:text-style-name="P3" draw:layer="layout" svg:x1="12cm" svg:y1="4.58cm" svg:x2="11.022cm" svg:y2="4.58cm">
            <text:p/>
          </draw:line>
        </draw:g>
        <draw:line draw:style-name="gr4" draw:text-style-name="P3" draw:layer="layout" svg:x1="8cm" svg:y1="2cm" svg:x2="11.022cm" svg:y2="6cm">
          <text:p/>
        </draw:line>
        <draw:line draw:style-name="gr4" draw:text-style-name="P3" xml:id="id1" draw:id="id1" draw:layer="layout" svg:x1="11.022cm" svg:y1="2cm" svg:x2="8cm" svg:y2="6cm">
          <text:p/>
        </draw:line>
        <draw:line draw:style-name="gr4" draw:text-style-name="P3" draw:layer="layout" svg:x1="9.114cm" svg:y1="4cm" svg:x2="12.648cm" svg:y2="4cm">
          <text:p/>
        </draw:line>
        <draw:g>
          <draw:line draw:style-name="gr2" draw:text-style-name="P3" draw:layer="layout" svg:x1="11.012cm" svg:y1="5.52cm" svg:x2="12cm" svg:y2="5.52cm">
            <text:p/>
          </draw:line>
          <draw:line draw:style-name="gr2" draw:text-style-name="P3" draw:layer="layout" svg:x1="12cm" svg:y1="5.52cm" svg:x2="12cm" svg:y2="6.8cm">
            <text:p/>
          </draw:line>
          <draw:line draw:style-name="gr2" draw:text-style-name="P3" draw:layer="layout" svg:x1="12cm" svg:y1="6.8cm" svg:x2="10.7cm" svg:y2="6.8cm">
            <text:p/>
          </draw:line>
          <draw:line draw:style-name="gr3" draw:text-style-name="P3" draw:layer="layout" svg:x1="10.7cm" svg:y1="6.8cm" svg:x2="10.7cm" svg:y2="6cm">
            <text:p/>
          </draw:line>
        </draw:g>
        <draw:frame draw:style-name="gr5" draw:text-style-name="P4" draw:layer="layout" svg:width="1.73cm" svg:height="1.039cm" svg:x="12.07cm" svg:y="3.7cm">
          <draw:text-box>
            <text:p><text:span text:style-name="T2">Circular</text:span></text:p>
          </draw:text-box>
        </draw:frame>
        <draw:frame draw:style-name="gr5" draw:text-style-name="P4" draw:layer="layout" svg:width="1.73cm" svg:height="1.039cm" svg:x="12.07cm" svg:y="5.9cm">
          <draw:text-box>
            <text:p><text:span text:style-name="T2">Circular</text:span></text:p>
          </draw:text-box>
        </draw:frame>
        <draw:custom-shape draw:style-name="gr6" draw:text-style-name="P6" xml:id="id2" draw:id="id2" draw:layer="layout" svg:width="3cm" svg:height="4cm" svg:x="1cm" svg:y="2cm">
          <text:p text:style-name="P5"><text:span text:style-name="T1">Shape</text:span><text:span text:style-name="T3"> 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cm" svg:y1="4cm" svg:x2="4cm" svg:y2="4cm" draw:start-shape="id1" draw:start-glue-point="3" draw:end-shape="id2" draw:end-glue-point="1" svg:d="M8000 4000h-4000" svg:viewBox="0 0 4001 1">
          <text:p/>
        </draw:connector>
        <draw:frame draw:style-name="gr7" draw:text-style-name="P4" draw:layer="layout" svg:width="1.7cm" svg:height="0.7cm" svg:x="5.4cm" svg:y="3.3cm">
          <draw:text-box>
            <text:p><text:span text:style-name="T2">Direct</text:span></text:p>
          </draw:text-box>
        </draw:frame>
        <draw:connector draw:style-name="gr3" draw:text-style-name="P3" draw:layer="layout" draw:line-skew="0.773cm" svg:x1="9.51cm" svg:y1="6cm" svg:x2="2.5cm" svg:y2="6cm" draw:start-shape="id3" draw:end-shape="id2" draw:end-glue-point="2" svg:d="M9510 6000v1300h-7010v-1300" svg:viewBox="0 0 7011 1301">
          <text:p/>
        </draw:connector>
        <draw:frame draw:style-name="gr8" draw:text-style-name="P4" draw:layer="layout" svg:width="2.6cm" svg:height="0.645cm" svg:x="4.7cm" svg:y="6.6cm">
          <draw:text-box>
            <text:p><text:span text:style-name="T2">Auto/Custo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sten Huber</meta:initial-creator>
    <meta:creation-date>2021-03-10T11:22:27.720919330</meta:creation-date>
    <dc:date>2022-02-02T08:48:25.117404006</dc:date>
    <meta:editing-duration>PT10H19M15S</meta:editing-duration>
    <meta:editing-cycles>10</meta:editing-cycles>
    <meta:generator>LibreOffice/6.4.7.2$Linux_X86_64 LibreOffice_project/40$Build-2</meta:generator>
    <meta:document-statistic meta:object-count="20"/>
  </office:meta>
</office:document-meta>
</file>